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90000034F17B139F1DE669F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title">
      <style:graphic-properties draw:auto-grow-height="true" fo:min-height="2.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6.9cm" presentation:class="title" presentation:user-transformed="true">
          <draw:text-box>
            <text:p text:style-name="P1"><text:span text:style-name="T1">Revue de projet :</text:span><text:span text:style-name="T1"><text:line-break/></text:span><text:span text:style-name="T1">Visite Virtuelle</text:span></text:p>
          </draw:text-box>
        </draw:frame>
        <draw:frame presentation:style-name="pr2" draw:text-style-name="P2" draw:layer="layout" svg:width="28cm" svg:height="2.4cm" svg:x="0cm" svg:y="18.6cm" presentation:class="title" presentation:user-transformed="true">
          <draw:text-box>
            <text:p><text:span text:style-name="T2">Duditlieux Thoma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Répartition des tâches</text:p>
              </text:list-item>
              <text:list-item>
                <text:p>Présentation du besoin</text:p>
              </text:list-item>
              <text:list-item>
                <text:p>Différentes solution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465a4" draw:end-color="#579d1c" draw:start-intensity="100%" draw:end-intensity="100%" draw:angle="2250" draw:border="0%"/>
    <draw:fill-image draw:name="background" xlink:href="Pictures/10000201000004690000034F17B139F1DE669F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21:41.622000000</meta:creation-date>
    <dc:date>2018-06-08T14:25:27.046000000</dc:date>
    <meta:editing-duration>PT8H6M16S</meta:editing-duration>
    <meta:editing-cycles>53</meta:editing-cycles>
    <meta:generator>LibreOffice/5.3.5.2$Windows_x86 LibreOffice_project/50d9bf2b0a79cdb85a3814b592608037a682059d</meta:generator>
    <meta:document-statistic meta:object-count="33"/>
  </office:meta>
</office:document-meta>
</file>